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6pt" fo:font-style="italic" style:font-size-asian="14pt" style:font-style-asian="italic" style:font-size-complex="16pt" style:font-style-complex="italic"/>
    </style:style>
    <style:style style:name="P4" style:family="paragraph" style:parent-style-name="Standard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act Details:</text:p>
      <text:p text:style-name="P1"/>
      <text:p text:style-name="P3">Name:<text:tab/><text:tab/><text:tab/>Phone:<text:tab/><text:tab/>Email:</text:p>
      <text:p text:style-name="P3"><text:tab/><text:tab/></text:p>
      <text:p text:style-name="P2">Ronan Monahan <text:tab/>–<text:tab/>0871235400 <text:tab/>– <text:tab/>ronan.monahan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n </meta:initial-creator>
    <meta:creation-date>2014-02-11T13:13:01</meta:creation-date>
    <dc:date>2014-02-11T13:16:18</dc:date>
    <dc:creator>ronan </dc:creator>
    <meta:editing-duration>P0D</meta:editing-duration>
    <meta:editing-cycles>1</meta:editing-cycles>
    <meta:document-statistic meta:table-count="0" meta:image-count="0" meta:object-count="0" meta:page-count="1" meta:paragraph-count="4" meta:word-count="11" meta:character-count="95" meta:non-whitespace-character-count="79"/>
    <meta:generator>LibreOffice/3.5$Linux_x86 LibreOffice_project/350m1$Build-2</meta:generator>
  </office:meta>
</office:document-meta>
</file>